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3.9479in" fo:margin-left="0.5521in" table:align="left"/>
    </style:style>
    <style:style style:name="Table1.A" style:family="table-column">
      <style:table-column-properties style:column-width="1.475in"/>
    </style:style>
    <style:style style:name="Table1.B" style:family="table-column">
      <style:table-column-properties style:column-width="0.824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3.9479in" fo:margin-left="0.5444in" table:align="left"/>
    </style:style>
    <style:style style:name="Table2.A" style:family="table-column">
      <style:table-column-properties style:column-width="1.475in"/>
    </style:style>
    <style:style style:name="Table2.B" style:family="table-column">
      <style:table-column-properties style:column-width="0.824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0e9db8"/>
    </style:style>
    <style:style style:name="P3" style:family="paragraph" style:parent-style-name="Standard">
      <style:paragraph-properties fo:text-align="center" style:justify-single-word="false"/>
      <style:text-properties officeooo:rsid="0003c071" officeooo:paragraph-rsid="0003c071"/>
    </style:style>
    <style:style style:name="P4" style:family="paragraph" style:parent-style-name="Standard" style:list-style-name="L2">
      <style:paragraph-properties fo:text-align="start" style:justify-single-word="false"/>
      <style:text-properties officeooo:rsid="0003c071" officeooo:paragraph-rsid="0003c071"/>
    </style:style>
    <style:style style:name="P5" style:family="paragraph" style:parent-style-name="Standard" style:list-style-name="L2">
      <style:paragraph-properties fo:text-align="start" style:justify-single-word="false">
        <style:tab-stops>
          <style:tab-stop style:position="0.1252in"/>
        </style:tab-stops>
      </style:paragraph-properties>
      <style:text-properties officeooo:paragraph-rsid="0007cac4"/>
    </style:style>
    <style:style style:name="P6" style:family="paragraph" style:parent-style-name="Standard" style:list-style-name="L2">
      <style:paragraph-properties fo:text-align="start" style:justify-single-word="false">
        <style:tab-stops>
          <style:tab-stop style:position="0.1252in"/>
        </style:tab-stops>
      </style:paragraph-properties>
      <style:text-properties officeooo:paragraph-rsid="00098bc2"/>
    </style:style>
    <style:style style:name="P7" style:family="paragraph" style:parent-style-name="Standard">
      <style:paragraph-properties fo:text-align="start" style:justify-single-word="false"/>
      <style:text-properties officeooo:paragraph-rsid="0010324d"/>
    </style:style>
    <style:style style:name="P8" style:family="paragraph" style:parent-style-name="Standard">
      <style:paragraph-properties fo:text-align="center" style:justify-single-word="false"/>
      <style:text-properties officeooo:rsid="000ce380"/>
    </style:style>
    <style:style style:name="P9" style:family="paragraph" style:parent-style-name="Standard">
      <style:paragraph-properties fo:text-align="center" style:justify-single-word="false"/>
      <style:text-properties officeooo:rsid="000ce380" officeooo:paragraph-rsid="000e9db8"/>
    </style:style>
    <style:style style:name="P10" style:family="paragraph" style:parent-style-name="Standard">
      <style:paragraph-properties fo:text-align="start" style:justify-single-word="false"/>
      <style:text-properties officeooo:rsid="0011f04b" officeooo:paragraph-rsid="0011f04b"/>
    </style:style>
    <style:style style:name="P11" style:family="paragraph" style:parent-style-name="Standard">
      <style:paragraph-properties fo:text-align="center" style:justify-single-word="false"/>
      <style:text-properties fo:font-size="16pt" fo:font-weight="bold" officeooo:rsid="0003c071" officeooo:paragraph-rsid="0003c071" style:font-weight-asian="bold" style:font-weight-complex="bold"/>
    </style:style>
    <style:style style:name="P12" style:family="paragraph" style:parent-style-name="Standard" style:list-style-name="L2" style:master-page-name="">
      <loext:graphic-properties draw:fill="none"/>
      <style:paragraph-properties fo:margin-left="0.5in" fo:margin-right="0in" fo:text-align="start" style:justify-single-word="false" fo:text-indent="-0.25in" style:auto-text-indent="false" style:page-number="auto" fo:background-color="transparent"/>
      <style:text-properties officeooo:rsid="0003c071" officeooo:paragraph-rsid="0003c071"/>
    </style:style>
    <style:style style:name="P13" style:family="paragraph" style:parent-style-name="Standard">
      <style:paragraph-properties fo:margin-top="0.0598in" fo:margin-bottom="0.0598in" loext:contextual-spacing="false" fo:text-align="start" style:justify-single-word="false"/>
      <style:text-properties officeooo:rsid="0003c071" officeooo:paragraph-rsid="0003c071"/>
    </style:style>
    <style:style style:name="P14" style:family="paragraph" style:parent-style-name="Standard">
      <style:paragraph-properties fo:margin-top="0.0598in" fo:margin-bottom="0.0598in" loext:contextual-spacing="false" fo:text-align="start" style:justify-single-word="false"/>
      <style:text-properties officeooo:paragraph-rsid="0010324d"/>
    </style:style>
    <style:style style:name="P15" style:family="paragraph" style:parent-style-name="Standard" style:list-style-name="L2">
      <style:paragraph-properties fo:margin-top="0in" fo:margin-bottom="0in" loext:contextual-spacing="false" fo:text-align="start" style:justify-single-word="false"/>
      <style:text-properties officeooo:paragraph-rsid="0005b388"/>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officeooo:paragraph-rsid="000e9db8"/>
    </style:style>
    <style:style style:name="P18" style:family="paragraph" style:parent-style-name="Table_20_Contents">
      <style:paragraph-properties fo:text-align="start" style:justify-single-word="false"/>
      <style:text-properties officeooo:rsid="000ce380" officeooo:paragraph-rsid="000ce380"/>
    </style:style>
    <style:style style:name="P19" style:family="paragraph" style:parent-style-name="Table_20_Contents">
      <style:paragraph-properties fo:text-align="start" style:justify-single-word="false"/>
      <style:text-properties officeooo:rsid="000ce380" officeooo:paragraph-rsid="000e9db8"/>
    </style:style>
    <style:style style:name="P20" style:family="paragraph" style:parent-style-name="Table_20_Contents">
      <style:paragraph-properties fo:text-align="center" style:justify-single-word="false"/>
      <style:text-properties officeooo:rsid="000ce380" officeooo:paragraph-rsid="000ce380"/>
    </style:style>
    <style:style style:name="P21" style:family="paragraph" style:parent-style-name="Table_20_Contents">
      <style:paragraph-properties fo:text-align="center" style:justify-single-word="false"/>
      <style:text-properties officeooo:rsid="000ce380" officeooo:paragraph-rsid="000e9db8"/>
    </style:style>
    <style:style style:name="T1" style:family="text">
      <style:text-properties officeooo:rsid="0003c071"/>
    </style:style>
    <style:style style:name="T2" style:family="text">
      <style:text-properties fo:font-style="italic" officeooo:rsid="0003c071" style:font-style-asian="italic" style:font-style-complex="italic"/>
    </style:style>
    <style:style style:name="T3" style:family="text">
      <style:text-properties fo:font-style="italic" officeooo:rsid="0007cac4" style:font-style-asian="italic" style:font-style-complex="italic"/>
    </style:style>
    <style:style style:name="T4" style:family="text">
      <style:text-properties fo:font-style="italic" fo:font-weight="normal" officeooo:rsid="0007cac4" style:font-style-asian="italic" style:font-weight-asian="normal" style:font-style-complex="italic" style:font-weight-complex="normal"/>
    </style:style>
    <style:style style:name="T5" style:family="text">
      <style:text-properties fo:font-style="normal" officeooo:rsid="0003c071" style:font-style-asian="normal" style:font-style-complex="normal"/>
    </style:style>
    <style:style style:name="T6" style:family="text">
      <style:text-properties fo:font-style="normal" officeooo:rsid="0007cac4" style:font-style-asian="normal" style:font-style-complex="normal"/>
    </style:style>
    <style:style style:name="T7" style:family="text">
      <style:text-properties fo:font-style="normal" fo:font-weight="bold" officeooo:rsid="0005b388" style:font-style-asian="normal" style:font-weight-asian="bold" style:font-style-complex="normal" style:font-weight-complex="bold"/>
    </style:style>
    <style:style style:name="T8" style:family="text">
      <style:text-properties fo:font-style="normal" fo:font-weight="bold" officeooo:rsid="0007cac4" style:font-style-asian="normal" style:font-weight-asian="bold" style:font-style-complex="normal" style:font-weight-complex="bold"/>
    </style:style>
    <style:style style:name="T9" style:family="text">
      <style:text-properties fo:font-style="normal" fo:font-weight="normal" officeooo:rsid="0007cac4" style:font-style-asian="normal" style:font-weight-asian="normal" style:font-style-complex="normal" style:font-weight-complex="normal"/>
    </style:style>
    <style:style style:name="T10" style:family="text">
      <style:text-properties fo:font-style="normal" fo:font-weight="normal" officeooo:rsid="0005b388" style:font-style-asian="normal" style:font-weight-asian="normal" style:font-style-complex="normal" style:font-weight-complex="normal"/>
    </style:style>
    <style:style style:name="T11" style:family="text">
      <style:text-properties fo:font-style="normal" fo:font-weight="normal" officeooo:rsid="00098bc2" style:font-style-asian="normal" style:font-weight-asian="normal" style:font-style-complex="normal" style:font-weight-complex="normal"/>
    </style:style>
    <style:style style:name="T12" style:family="text">
      <style:text-properties fo:color="#000000" style:font-name="Droid Sans Mono" fo:font-size="8.5pt" fo:font-style="normal" fo:font-weight="normal" officeooo:rsid="0007cac4" fo:background-color="transparent" loext:char-shading-value="0" style:font-style-asian="normal" style:font-weight-asian="normal" style:font-style-complex="normal" style:font-weight-complex="normal"/>
    </style:style>
    <style:style style:name="T13" style:family="text">
      <style:text-properties fo:color="#000000" style:font-name="Droid Sans Mono" fo:font-size="8.5pt" fo:font-style="normal" fo:font-weight="normal" officeooo:rsid="000b6704" fo:background-color="transparent" loext:char-shading-value="0" style:font-style-asian="normal" style:font-weight-asian="normal" style:font-style-complex="normal" style:font-weight-complex="normal"/>
    </style:style>
    <style:style style:name="T14" style:family="text">
      <style:text-properties fo:color="#000000" style:font-name="Droid Sans Mono" fo:font-size="8.5pt" fo:font-style="normal" fo:font-weight="normal" fo:background-color="transparent" loext:char-shading-value="0" style:font-style-asian="normal" style:font-style-complex="normal"/>
    </style:style>
    <style:style style:name="T15" style:family="text">
      <style:text-properties fo:color="#000000" style:font-name="Droid Sans Mono" fo:font-size="8.5pt" fo:font-style="normal" fo:font-weight="normal" officeooo:rsid="000b6704" fo:background-color="transparent" loext:char-shading-value="0" style:font-style-asian="normal" style:font-style-complex="normal"/>
    </style:style>
    <style:style style:name="T16" style:family="text">
      <style:text-properties fo:color="#000000" style:font-name="Droid Sans Mono" fo:font-size="8.5pt" fo:font-style="italic" fo:font-weight="normal" fo:background-color="transparent" loext:char-shading-value="0" style:font-style-asian="italic" style:font-style-complex="italic"/>
    </style:style>
    <style:style style:name="T17" style:family="text">
      <style:text-properties fo:color="#000000" style:font-name="Droid Sans Mono" fo:font-size="8.5pt" fo:font-weight="normal" fo:background-color="transparent" loext:char-shading-value="0"/>
    </style:style>
    <style:style style:name="T18" style:family="text">
      <style:text-properties officeooo:rsid="0005b388"/>
    </style:style>
    <style:style style:name="T19" style:family="text">
      <style:text-properties fo:font-weight="bold" officeooo:rsid="0005b388" style:font-weight-asian="bold" style:font-weight-complex="bold"/>
    </style:style>
    <style:style style:name="T20" style:family="text">
      <style:text-properties fo:font-weight="bold" officeooo:rsid="0006f3c6" style:font-weight-asian="bold" style:font-weight-complex="bold"/>
    </style:style>
    <style:style style:name="T21" style:family="text">
      <style:text-properties fo:font-weight="bold" officeooo:rsid="00076305" style:font-weight-asian="bold" style:font-weight-complex="bold"/>
    </style:style>
    <style:style style:name="T22" style:family="text">
      <style:text-properties fo:font-weight="bold" officeooo:rsid="00098bc2" style:font-weight-asian="bold" style:font-weight-complex="bold"/>
    </style:style>
    <style:style style:name="T23" style:family="text">
      <style:text-properties fo:font-weight="bold" officeooo:rsid="000e9db8" style:font-weight-asian="bold" style:font-weight-complex="bold"/>
    </style:style>
    <style:style style:name="T24" style:family="text">
      <style:text-properties fo:font-weight="bold" officeooo:rsid="0010324d" style:font-weight-asian="bold" style:font-weight-complex="bold"/>
    </style:style>
    <style:style style:name="T25" style:family="text">
      <style:text-properties fo:font-weight="normal" officeooo:rsid="0005b388" style:font-weight-asian="normal" style:font-weight-complex="normal"/>
    </style:style>
    <style:style style:name="T26" style:family="text">
      <style:text-properties fo:font-weight="normal" officeooo:rsid="00076305" style:font-weight-asian="normal" style:font-weight-complex="normal"/>
    </style:style>
    <style:style style:name="T27" style:family="text">
      <style:text-properties fo:font-weight="normal" officeooo:rsid="00098bc2" style:font-weight-asian="normal" style:font-weight-complex="normal"/>
    </style:style>
    <style:style style:name="T28" style:family="text">
      <style:text-properties fo:font-weight="normal" officeooo:rsid="000b6704" style:font-weight-asian="normal" style:font-weight-complex="normal"/>
    </style:style>
    <style:style style:name="T29" style:family="text">
      <style:text-properties fo:font-weight="normal" officeooo:rsid="000e9db8" style:font-weight-asian="normal" style:font-weight-complex="normal"/>
    </style:style>
    <style:style style:name="T30" style:family="text">
      <style:text-properties fo:font-weight="normal" officeooo:rsid="000f5bfa" style:font-weight-asian="normal" style:font-weight-complex="normal"/>
    </style:style>
    <style:style style:name="T31" style:family="text">
      <style:text-properties fo:font-weight="normal" officeooo:rsid="0010324d" style:font-weight-asian="normal" style:font-weight-complex="normal"/>
    </style:style>
    <style:style style:name="T32" style:family="text">
      <style:text-properties fo:font-weight="normal" officeooo:rsid="00105c7d" style:font-weight-asian="normal" style:font-weight-complex="normal"/>
    </style:style>
    <style:style style:name="T33" style:family="text">
      <style:text-properties officeooo:rsid="0007cac4"/>
    </style:style>
    <style:style style:name="T34" style:family="text">
      <style:text-properties officeooo:rsid="000ce380"/>
    </style:style>
    <style:style style:name="T3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0ef084" style:font-size-asian="10pt" style:font-style-asian="normal" style:font-weight-asian="normal" style:text-emphasiz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Quang Anh Hoang (<text:a xlink:type="simple" xlink:href="mailto:qh62@drexel.edu" text:style-name="Internet_20_link" text:visited-style-name="Visited_20_Internet_20_Link">qh62@drexel.edu</text:a>)<text:line-break/></text:p>
      <text:p text:style-name="P11">Ways to SAXPY</text:p>
      <text:p text:style-name="P3">ECEC 622: Parallel Computer Architecture</text:p>
      <text:p text:style-name="P3">Professor Naga Kandasamy</text:p>
      <text:p text:style-name="P3"/>
      <text:list xml:id="list588043262" text:style-name="L2">
        <text:list-item>
          <text:p text:style-name="P15"><text:span text:style-name="T1">Introduction<text:line-break/>SAXPY is a function which stands for “Single-precision AX Plus Y”, and it takes two vectors of </text:span><text:span text:style-name="T2">n</text:span><text:span text:style-name="T1"> floating-point values </text:span><text:span text:style-name="T2">x</text:span><text:span text:style-name="T1"> and </text:span><text:span text:style-name="T2">y</text:span><text:span text:style-name="T5"> as inputs in addition to a given scalar value </text:span><text:span text:style-name="T2">a</text:span><text:span text:style-name="T5">. The function multiplies each element in </text:span><text:span text:style-name="T2">x[i] </text:span><text:span text:style-name="T5">with </text:span><text:span text:style-name="T2">a</text:span><text:span text:style-name="T5">, then accumulates in </text:span><text:span text:style-name="T2">y[i]:<text:line-break/></text:span><text:span text:style-name="T14">for (i = 0; i &lt; num_elements; i++)</text:span><text:span text:style-name="T16"><text:line-break/><text:tab/><text:tab/></text:span><text:span text:style-name="T17">y[i] = a * x[i] + y[i]; </text:span><text:span text:style-name="T1"><text:line-break/>The main task is parallelizing the loop to be executed by multiple threads to gain speedup as the computation is handled concurrently. There are two methods to parallelize SAXPY loop: chunking and striding. These methods will be further discussed in this report.</text:span></text:p>
        </text:list-item>
        <text:list-item>
          <text:p text:style-name="P4">Implementation Design</text:p>
          <text:list>
            <text:list-item>
              <text:p text:style-name="P6">Chunking method<text:line-break/>The first method <text:span text:style-name="T18">to parallelizing a task is chunking: the data set is divided into smalled sets and each thread is assigned to compute on one set, and the final result is collected by the end of execution of each thread. For SAXPY loop, each thread is first assigned a thread ID (</text:span><text:span text:style-name="T19">tid</text:span><text:span text:style-name="T18">) to separate one thread from another; the magnitude of range of elements executed by one thread (</text:span><text:span text:style-name="T19">chunksize</text:span><text:span text:style-name="T18">), and this number is calculated by dividing the number of elements by the number of threads, after rounding down to the nearest integer.<text:line-break/>Based on </text:span><text:span text:style-name="T19">tid </text:span><text:span text:style-name="T25">and </text:span><text:span text:style-name="T19">chunksize</text:span><text:span text:style-name="T25">, each thread first computes the starting index of the array that it will compute:<text:tab/><text:tab/></text:span><text:span text:style-name="T19">starting_point = tid * chunksize</text:span><text:span text:style-name="T18"><text:line-break/>Since each thread takes N = </text:span><text:span text:style-name="T19">chunksize</text:span><text:span text:style-name="T18"> elements from each array to execute (except from last thread), the last point is N points away from the starting point:<text:line-break/></text:span><text:span text:style-name="T25"><text:tab/><text:tab/></text:span><text:span text:style-name="T20">ending</text:span><text:span text:style-name="T19">_point = starting_point </text:span><text:span text:style-name="T20">+</text:span><text:span text:style-name="T19"> chunksize</text:span><text:span text:style-name="T18"><text:line-break/>For the last thread, the last point is actually the last point of vector, which is, and it makes the last thread execute a few more data points than others:<text:line-break/><text:tab/><text:tab/></text:span><text:span text:style-name="T20">ending</text:span><text:span text:style-name="T19">_point </text:span><text:span text:style-name="T26">(last thread)</text:span><text:span text:style-name="T19"> = </text:span><text:span text:style-name="T21">num_elements - 1</text:span><text:span text:style-name="T18"><text:line-break/></text:span><text:span text:style-name="T6">Each thread then compute SAXPY function on every element between the </text:span><text:span text:style-name="T7">starting_point </text:span><text:span text:style-name="T9">and </text:span><text:span text:style-name="T7">e</text:span><text:span text:style-name="T8">nding</text:span><text:span text:style-name="T7">_point</text:span><text:span text:style-name="T10"> </text:span><text:span text:style-name="T9">and the result is stored in the </text:span><text:span text:style-name="T4">y</text:span><text:span text:style-name="T9"> vector, which is used to test for correctness later.<text:line-break/></text:span><text:span text:style-name="T11">Detailed code for chunking method:</text:span><text:span text:style-name="T9"><text:line-break/></text:span><text:span text:style-name="T12">void *saxpy_v1(void *args)<text:line-break/></text:span><text:span text:style-name="T14">{<text:line-break/><text:tab/><text:tab/>ARGS_FOR_THREAD_V1 *thread_data = (ARGS_FOR_THREAD_V1 *) args;<text:line-break/><text:tab/><text:tab/>int i;<text:line-break/><text:tab/><text:tab/>float a = thread_data→a;<text:line-break/><text:tab/><text:tab/>int offset = thread_data-&gt;tid * thread_data→chunksize;<text:line-break/><text:tab/><text:tab/>if (thread_data-&gt;tid &lt; (thread_data-&gt;num_threads - 1)) {<text:line-break/><text:tab/><text:tab/><text:tab/>for (i = offset; i &lt; offset+thread_data-&gt;chunksize; i++) {<text:line-break/><text:tab/><text:tab/><text:tab/><text:tab/>thread_data-&gt;y[i] = a*thread_data-&gt;x[i] + thread_data→y[i];<text:line-break/><text:tab/><text:tab/><text:tab/>}<text:line-break/><text:tab/><text:tab/>}<text:line-break/><text:tab/><text:tab/>else {<text:line-break/><text:tab/><text:tab/><text:tab/>for (i = offset; i &lt; thread_data-&gt;num_elements; i++) {<text:line-break/><text:tab/><text:tab/><text:tab/><text:tab/>thread_data-&gt;y[i] = a*thread_data-&gt;x[i] + thread_data→y[i];<text:line-break/><text:tab/><text:tab/><text:tab/>}<text:line-break/><text:tab/><text:tab/>}<text:line-break/><text:tab/><text:tab/>free((void *) thread_data);<text:line-break/><text:tab/><text:tab/>pthread_exit(NULL);<text:line-break/>}</text:span></text:p>
            </text:list-item>
            <text:list-item>
              <text:p text:style-name="P5"><text:span text:style-name="T1">Striding method<text:line-break/>Another method to parallelizing the task is striding: each thread takes one pair of (</text:span><text:span text:style-name="T3">x[i]</text:span><text:span text:style-name="T33">, </text:span><text:span text:style-name="T3">y[i]</text:span><text:span text:style-name="T33">) </text:span><text:soft-page-break/><text:span text:style-name="T33">data points at a time, calculates SAXPY on that pair, then skips to the next pair (</text:span><text:span text:style-name="T3">x[i+stride]</text:span><text:span text:style-name="T33">, </text:span><text:span text:style-name="T3">y[i+stride]</text:span><text:span text:style-name="T33">) and repeats until every elements in the array is covered. <text:line-break/>The distance between two indexes is called </text:span><text:span text:style-name="T22">stride</text:span><text:span text:style-name="T27">, and its value is equal to number of threads, as one thread will skips the exact number of threads so that the points in the between are handled by the remaining threads.<text:line-break/></text:span><text:span text:style-name="T28">Detailed code for striding method:<text:line-break/></text:span><text:span text:style-name="T13">void *saxpy_v2(void *args)<text:line-break/></text:span><text:span text:style-name="T14">{<text:line-break/><text:tab/>ARGS_FOR_THREAD_V2 *thread_data = (ARGS_FOR_THREAD_V2 *) args;<text:line-break/><text:tab/>int i = thread_data→tid;<text:line-break/><text:tab/></text:span><text:span text:style-name="T15">w</text:span><text:span text:style-name="T14">hile (i &lt; thread_data-&gt;num_elements) {<text:line-break/><text:tab/><text:tab/>thread_data-&gt;y[i] = thread_data-&gt;a*thread_data-&gt;x[i] + thread_data→y[i];<text:line-break/><text:tab/><text:tab/>i += thread_data→stride;<text:line-break/><text:tab/>}<text:line-break/><text:tab/>free((void *) thread_data);<text:line-break/><text:tab/>pthread_exit(NULL);<text:line-break/>}</text:span></text:p>
            </text:list-item>
          </text:list>
        </text:list-item>
        <text:list-item>
          <text:p text:style-name="P12">Result<text:line-break/><text:span text:style-name="T34">There are nine different configurations used in this assignment to examine the performance of parallelizing SAXPY loop, with three different values of number of threads: 4, 8 and 16; three different values of number of elements: 10^4, 10^6 and 10^8 elements. Each configuration is run for 100 times and speedups are recorded and shown in the tables below for each method:</text:span></text:p>
        </text:list-item>
      </text:list>
      <table:table table:name="Table1" table:style-name="Table1">
        <table:table-column table:style-name="Table1.A"/>
        <table:table-column table:style-name="Table1.B" table:number-columns-repeated="3"/>
        <table:table-row>
          <table:table-cell table:style-name="Table1.A1" office:value-type="string">
            <text:p text:style-name="P16"/>
          </table:table-cell>
          <table:table-cell table:style-name="Table1.A1" office:value-type="string">
            <text:p text:style-name="P20">4 threads</text:p>
          </table:table-cell>
          <table:table-cell table:style-name="Table1.A1" office:value-type="string">
            <text:p text:style-name="P20">8 threads</text:p>
          </table:table-cell>
          <table:table-cell table:style-name="Table1.D1" office:value-type="string">
            <text:p text:style-name="P20">16 threads</text:p>
          </table:table-cell>
        </table:table-row>
        <table:table-row>
          <table:table-cell table:style-name="Table1.A2" office:value-type="string">
            <text:p text:style-name="P18">10000 elements</text:p>
          </table:table-cell>
          <table:table-cell table:style-name="Table1.A2" office:value-type="string">
            <text:p text:style-name="P8"><text:span text:style-name="T35">0.0068049</text:span><text:span text:style-name="T36">0</text:span></text:p>
          </table:table-cell>
          <table:table-cell table:style-name="Table1.A2" office:value-type="string">
            <text:p text:style-name="P8"><text:span text:style-name="T35">0.00655236</text:span></text:p>
          </table:table-cell>
          <table:table-cell table:style-name="Table1.D2" office:value-type="string">
            <text:p text:style-name="P8"><text:span text:style-name="T35">0.0046337</text:span><text:span text:style-name="T36">0</text:span></text:p>
          </table:table-cell>
        </table:table-row>
        <table:table-row>
          <table:table-cell table:style-name="Table1.A2" office:value-type="string">
            <text:p text:style-name="P18">1000000 elements</text:p>
          </table:table-cell>
          <table:table-cell table:style-name="Table1.A2" office:value-type="string">
            <text:p text:style-name="P1"><text:span text:style-name="T35">0.85778595</text:span></text:p>
          </table:table-cell>
          <table:table-cell table:style-name="Table1.A2" office:value-type="string">
            <text:p text:style-name="P1"><text:span text:style-name="T35">0.7867463</text:span><text:span text:style-name="T36">0</text:span></text:p>
          </table:table-cell>
          <table:table-cell table:style-name="Table1.D2" office:value-type="string">
            <text:p text:style-name="P1"><text:span text:style-name="T35">0.7345465</text:span><text:span text:style-name="T36">0</text:span></text:p>
          </table:table-cell>
        </table:table-row>
        <table:table-row>
          <table:table-cell table:style-name="Table1.A2" office:value-type="string">
            <text:p text:style-name="P18">100000000 elements</text:p>
          </table:table-cell>
          <table:table-cell table:style-name="Table1.A2" office:value-type="string">
            <text:p text:style-name="P1"><text:span text:style-name="T35">1.06911384</text:span></text:p>
          </table:table-cell>
          <table:table-cell table:style-name="Table1.A2" office:value-type="string">
            <text:p text:style-name="P1"><text:span text:style-name="T35">1.08509227</text:span></text:p>
          </table:table-cell>
          <table:table-cell table:style-name="Table1.D2" office:value-type="string">
            <text:p text:style-name="P1"><text:span text:style-name="T35">1.03662744</text:span></text:p>
          </table:table-cell>
        </table:table-row>
      </table:table>
      <text:p text:style-name="P13"><text:tab/><text:tab/><text:span text:style-name="T23">Table 1: </text:span><text:span text:style-name="T31">Average</text:span><text:span text:style-name="T24"> </text:span><text:span text:style-name="T31">s</text:span><text:span text:style-name="T29">peedup of multi-thread SAXPY function, chunking method</text:span></text:p>
      <table:table table:name="Table2" table:style-name="Table2">
        <table:table-column table:style-name="Table2.A"/>
        <table:table-column table:style-name="Table2.B" table:number-columns-repeated="3"/>
        <table:table-row>
          <table:table-cell table:style-name="Table2.A1" office:value-type="string">
            <text:p text:style-name="P17"/>
          </table:table-cell>
          <table:table-cell table:style-name="Table2.A1" office:value-type="string">
            <text:p text:style-name="P21">4 threads</text:p>
          </table:table-cell>
          <table:table-cell table:style-name="Table2.A1" office:value-type="string">
            <text:p text:style-name="P21">8 threads</text:p>
          </table:table-cell>
          <table:table-cell table:style-name="Table2.D1" office:value-type="string">
            <text:p text:style-name="P21">16 threads</text:p>
          </table:table-cell>
        </table:table-row>
        <table:table-row>
          <table:table-cell table:style-name="Table2.A2" office:value-type="string">
            <text:p text:style-name="P19">10000 elements</text:p>
          </table:table-cell>
          <table:table-cell table:style-name="Table2.A2" office:value-type="string">
            <text:p text:style-name="P9"><text:span text:style-name="T35">0.03046196</text:span></text:p>
          </table:table-cell>
          <table:table-cell table:style-name="Table2.A2" office:value-type="string">
            <text:p text:style-name="P9"><text:span text:style-name="T35">0.01318314</text:span></text:p>
          </table:table-cell>
          <table:table-cell table:style-name="Table2.D2" office:value-type="string">
            <text:p text:style-name="P9"><text:span text:style-name="T35">0.00772902</text:span></text:p>
          </table:table-cell>
        </table:table-row>
        <table:table-row>
          <table:table-cell table:style-name="Table2.A2" office:value-type="string">
            <text:p text:style-name="P19">1000000 elements</text:p>
          </table:table-cell>
          <table:table-cell table:style-name="Table2.A2" office:value-type="string">
            <text:p text:style-name="P2"><text:span text:style-name="T35">0.53065992</text:span></text:p>
          </table:table-cell>
          <table:table-cell table:style-name="Table2.A2" office:value-type="string">
            <text:p text:style-name="P2"><text:span text:style-name="T35">0.22189807</text:span></text:p>
          </table:table-cell>
          <table:table-cell table:style-name="Table2.D2" office:value-type="string">
            <text:p text:style-name="P2"><text:span text:style-name="T35">0.09580454</text:span></text:p>
          </table:table-cell>
        </table:table-row>
        <table:table-row>
          <table:table-cell table:style-name="Table2.A2" office:value-type="string">
            <text:p text:style-name="P19">100000000 elements</text:p>
          </table:table-cell>
          <table:table-cell table:style-name="Table2.A2" office:value-type="string">
            <text:p text:style-name="P2"><text:span text:style-name="T35">0.29360031</text:span></text:p>
          </table:table-cell>
          <table:table-cell table:style-name="Table2.A2" office:value-type="string">
            <text:p text:style-name="P2"><text:span text:style-name="T35">0.14817288</text:span></text:p>
          </table:table-cell>
          <table:table-cell table:style-name="Table2.D2" office:value-type="string">
            <text:p text:style-name="P2"><text:span text:style-name="T35">0.06918099</text:span></text:p>
          </table:table-cell>
        </table:table-row>
      </table:table>
      <text:p text:style-name="P14"><text:span text:style-name="T1"><text:tab/><text:tab/></text:span><text:span text:style-name="T23">Table 2: </text:span><text:span text:style-name="T31">Average s</text:span><text:span text:style-name="T29">peedup of multi-thread SAXPY function, striding method</text:span></text:p>
      <text:p text:style-name="P7"><text:span text:style-name="T29"><text:tab/><text:tab/></text:span><text:span text:style-name="T30">According to the collected result, striding method could not provide speedup over single-<text:tab/><text:tab/><text:tab/><text:tab/>thread (higher than 1). This can be explained by false sharing, as in striding method, each <text:tab/><text:tab/><text:tab/>thread calculates one data point and updates it on the array, which invalidate the cache line <text:tab/><text:tab/><text:tab/>contains that data and results in high time consumption, and it makes striding method’s <text:tab/><text:tab/><text:tab/><text:tab/>performance worse than serial one.<text:line-break/><text:tab/><text:tab/>On the other hand, chunking method shows better performance when dealing with 10^8 <text:tab/><text:tab/><text:tab/><text:tab/>elements. It is due to the huge overhead of creating threads, assigning range of computation for <text:tab/><text:tab/>each thread, and waiting for all threads to finish. </text:span><text:span text:style-name="T31">However, the highest speedup the chunking <text:tab/><text:tab/><text:tab/>method can gain could get as high as 1.494 (16 threads, 10^8 elements) or 1.487 (4 threads, <text:tab/><text:tab/><text:tab/>10^8 elements). To improve speedup of chunking method, </text:span><text:span text:style-name="T32">we can use a larger number of <text:tab/><text:tab/><text:tab/>elements input into the function to surpass the overhead and cut down the execution time by <text:tab/><text:tab/><text:tab/>many tim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StarSymbol" svg:font-family="StarSymbol"/>
    <style:font-face style:name="DejaVu Sans"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Scott Templer</meta:initial-creator>
    <meta:creation-date>2006-05-16T10:26:40</meta:creation-date>
    <dc:language>en-US</dc:language>
    <meta:editing-cycles>13</meta:editing-cycles>
    <meta:editing-duration>PT52M11S</meta:editing-duration>
    <dc:date>2020-04-26T18:09:51.197985695</dc:date>
    <meta:document-statistic meta:table-count="2" meta:image-count="0" meta:object-count="0" meta:page-count="2" meta:paragraph-count="42" meta:word-count="825" meta:character-count="5327" meta:non-whitespace-character-count="4450"/>
    <meta:user-defined meta:name="Info 1"/>
    <meta:user-defined meta:name="Info 2"/>
    <meta:user-defined meta:name="Info 3"/>
    <meta:user-defined meta:name="Info 4"/>
  </office:meta>
</office:document-meta>
</file>